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Heading_20_1">
      <style:text-properties fo:font-size="12pt" officeooo:paragraph-rsid="001f086b" style:font-size-asian="12pt" style:font-size-complex="12pt"/>
    </style:style>
    <style:style style:name="P2" style:family="paragraph" style:parent-style-name="Heading_20_1">
      <style:text-properties officeooo:paragraph-rsid="0021e0bc"/>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paragraph-rsid="0021e0bc"/>
    </style:style>
    <style:style style:name="P5" style:family="paragraph" style:parent-style-name="Text_20_body">
      <style:text-properties fo:font-size="12pt" style:text-underline-style="solid" style:text-underline-width="auto" style:text-underline-color="font-color" officeooo:rsid="0021e0bc" officeooo:paragraph-rsid="0021e0bc" style:font-size-asian="12pt" style:font-size-complex="12pt"/>
    </style:style>
    <style:style style:name="P6" style:family="paragraph" style:parent-style-name="Text_20_body">
      <style:text-properties fo:font-size="12pt" fo:font-style="italic" style:text-underline-style="none" officeooo:rsid="0021e0bc" officeooo:paragraph-rsid="0021e0bc" style:font-size-asian="12pt" style:font-style-asian="italic" style:font-size-complex="12pt" style:font-style-complex="italic"/>
    </style:style>
    <style:style style:name="P7" style:family="paragraph" style:parent-style-name="Text_20_body">
      <style:text-properties fo:font-size="12pt" fo:font-style="normal" style:text-underline-style="none" officeooo:rsid="0021e0bc" officeooo:paragraph-rsid="0021e0bc" style:font-size-asian="12pt" style:font-style-asian="normal" style:font-size-complex="12pt" style:font-style-complex="normal"/>
    </style:style>
    <style:style style:name="P8" style:family="paragraph" style:parent-style-name="Text_20_body">
      <style:text-properties officeooo:paragraph-rsid="0021e0bc"/>
    </style:style>
    <style:style style:name="P9" style:family="paragraph" style:parent-style-name="Text_20_body">
      <style:text-properties style:font-name="aakar" fo:font-size="12pt" fo:font-style="normal" style:text-underline-style="none" officeooo:rsid="0021e0bc" officeooo:paragraph-rsid="00234499" style:font-size-asian="12pt" style:font-style-asian="normal" style:font-size-complex="12pt" style:font-style-complex="normal"/>
    </style:style>
    <style:style style:name="P10" style:family="paragraph" style:parent-style-name="Text_20_body">
      <style:text-properties style:font-name="aakar" fo:font-size="12pt" fo:font-style="normal" style:text-underline-style="none" officeooo:rsid="00234499" officeooo:paragraph-rsid="00234499" style:font-size-asian="12pt" style:font-style-asian="normal" style:font-size-complex="12pt" style:font-style-complex="normal"/>
    </style:style>
    <style:style style:name="T1" style:family="text">
      <style:text-properties fo:font-size="12pt" fo:font-style="normal" style:text-underline-style="none" officeooo:rsid="0021e0bc" style:font-size-asian="12pt" style:font-style-asian="normal" style:font-size-complex="12pt" style:font-style-complex="normal"/>
    </style:style>
    <style:style style:name="T2" style:family="text">
      <style:text-properties fo:font-size="12pt" fo:font-style="italic" style:text-underline-style="solid" style:text-underline-width="auto" style:text-underline-color="font-color" officeooo:rsid="0021e0bc" style:font-size-asian="12pt" style:font-style-asian="italic" style:font-size-complex="12pt" style:font-style-complex="italic"/>
    </style:style>
    <style:style style:name="T3" style:family="text">
      <style:text-properties officeooo:rsid="0021e0b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e0b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21e0bc" style:font-style-asian="italic" style:font-style-complex="italic"/>
    </style:style>
    <style:style style:name="T8" style:family="text">
      <style:text-properties style:font-name="aakar" fo:font-size="12pt" fo:font-style="normal" style:text-underline-style="none" officeooo:rsid="0021e0bc" style:font-size-asian="12pt" style:font-style-asian="normal" style:font-size-complex="12pt" style:font-style-complex="normal"/>
    </style:style>
    <style:style style:name="T9" style:family="text">
      <style:text-properties style:font-name="aakar" fo:font-size="12pt" fo:font-style="normal" style:text-underline-style="solid" style:text-underline-width="auto" style:text-underline-color="font-color" fo:font-weight="bold" officeooo:rsid="0021e0bc" style:font-size-asian="12pt" style:font-style-asian="normal" style:font-weight-asian="bold" style:font-size-complex="12pt" style:font-style-complex="normal" style:font-weight-complex="bold"/>
    </style:style>
    <style:style style:name="T10" style:family="text">
      <style:text-properties style:font-name="aakar" fo:font-size="12pt" style:text-underline-style="none" officeooo:rsid="0021e0bc" style:font-size-asian="12pt" style:font-size-complex="12pt"/>
    </style:style>
    <style:style style:name="T11" style:family="text">
      <style:text-properties style:font-name="aakar" fo:font-size="12pt" fo:font-style="italic" style:text-underline-style="none" officeooo:rsid="0021e0bc" style:font-size-asian="12pt" style:font-style-asian="italic" style:font-size-complex="12pt" style:font-style-complex="italic"/>
    </style:style>
    <style:style style:name="T12" style:family="text">
      <style:text-properties style:font-name="aakar" fo:font-size="12pt" fo:font-style="italic" officeooo:rsid="0021e0bc" style:font-size-asian="12pt" style:font-style-asian="italic" style:font-size-complex="12pt" style:font-style-complex="italic"/>
    </style:style>
    <style:style style:name="T13" style:family="text">
      <style:text-properties style:font-name="aakar" fo:font-size="12pt" fo:font-style="italic" style:text-underline-style="solid" style:text-underline-width="auto" style:text-underline-color="font-color" officeooo:rsid="0021e0bc" style:font-size-asian="12pt" style:font-style-asian="italic" style:font-size-complex="12pt" style:font-style-complex="italic"/>
    </style:style>
    <style:style style:name="T14" style:family="text">
      <style:text-properties style:font-name="aakar" fo:font-size="12pt" fo:font-style="italic" style:text-underline-style="solid" style:text-underline-width="auto" style:text-underline-color="font-color" fo:font-weight="bold" officeooo:rsid="0021e0bc" style:font-size-asian="12pt" style:font-style-asian="italic" style:font-weight-asian="bold" style:font-size-complex="12pt" style:font-style-complex="italic" style:font-weight-complex="bold"/>
    </style:style>
    <style:style style:name="T15" style:family="text">
      <style:text-properties style:font-name="aakar" fo:font-size="12pt" style:text-underline-style="solid" style:text-underline-width="auto" style:text-underline-color="font-color" fo:font-weight="bold" officeooo:rsid="0021e0bc" style:font-size-asian="12pt" style:font-weight-asian="bold" style:font-size-complex="12pt" style:font-weight-complex="bold"/>
    </style:style>
    <style:style style:name="T16" style:family="text">
      <style:text-properties officeooo:rsid="0023449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ySIM Osmoscom + OpenJCVM</text:h>
      <text:p text:style-name="P5">Haddad Rafik LCS - <text:s/>lcs-ota-profiles-issues-3</text:p>
      <text:p text:style-name="P5"/>
      <text:p text:style-name="P5"/>
      <text:p text:style-name="P6">link : <text:a xlink:type="simple" xlink:href="https://github.com/osmocom/pysim" text:style-name="Internet_20_link" text:visited-style-name="Visited_20_Internet_20_Link">https://github.com/osmocom/pysim</text:a></text:p>
      <text:p text:style-name="P7">pySim is a suite of programs (develped in python) for interfacing with SIM/UICC/USIM/ISIM cards.</text:p>
      <text:p text:style-name="P7">The most recommended configuration is to use a Smart Card Interface device that complies with the USB CCID specification, utilizing the libccid/pcsc-lite driver stack along with the <text:span text:style-name="Source_20_Text">pyscard</text:span> library.<text:line-break/>Other project like sniffer-apdu and blank SIM need to get link : <text:a xlink:type="simple" xlink:href="https://github.com/LudovicRousseau/pyscard" text:style-name="Internet_20_link" text:visited-style-name="Visited_20_Internet_20_Link"><text:span text:style-name="T6">https://github.com/LudovicRousseau/pyscard</text:span></text:a></text:p>
      <text:p text:style-name="P7">python smart card library - is a python module adding smart cards support.</text:p>
      <text:p text:style-name="P7">It supports common smart card operations such as reading, writing, and authentication. This includes sending and receiving APDU (Application Protocol Data Unit) commands to and from the smart card.</text:p>
      <text:p text:style-name="P8"><text:span text:style-name="T1">Connect SIM card reader. And </text:span>Insert programmable SIM card .</text:p>
      <text:h text:style-name="P2" text:outline-level="1"><text:span text:style-name="Source_20_Text"><text:span text:style-name="T1">PySim-prog</text:span></text:span></text:h>
      <text:p text:style-name="P8"><text:span text:style-name="Source_20_Text"><text:span text:style-name="T8">Here <text:s/>we find documentation: link </text:span></text:span></text:p>
      <text:p text:style-name="P8"><text:a xlink:type="simple" xlink:href="https://osmocom.org/projects/pysim/wiki/PySim-prog" text:style-name="Internet_20_link" text:visited-style-name="Visited_20_Internet_20_Link"><text:span text:style-name="Source_20_Text"><text:span text:style-name="T13">https://osmocom.org/projects/pysim/wiki/PySim-prog</text:span></text:span></text:a></text:p>
      <text:p text:style-name="P8"><text:span text:style-name="Source_20_Text"><text:span text:style-name="T9">parameters:</text:span></text:span></text:p>
      <text:p text:style-name="Preformatted_20_Text"><text:span text:style-name="Source_20_Text"><text:s text:c="2"/>&gt; SMSP <text:s text:c="3"/>: e1ffffffffffffffffffffffff0581005155f5ffffffffffff000000</text:span></text:p>
      <text:p text:style-name="Preformatted_20_Text"><text:span text:style-name="Source_20_Text"><text:s text:c="2"/>&gt; ICCID <text:s text:c="2"/>: 8988211000000110000</text:span></text:p>
      <text:p text:style-name="Preformatted_20_Text"><text:span text:style-name="Source_20_Text"><text:s text:c="2"/>&gt; MCC/MNC : 801/71</text:span></text:p>
      <text:p text:style-name="Preformatted_20_Text"><text:span text:style-name="Source_20_Text"><text:s text:c="2"/>&gt; IMSI <text:s text:c="3"/>: 901990000000018</text:span></text:p>
      <text:p text:style-name="Preformatted_20_Text"><text:span text:style-name="Source_20_Text"><text:s text:c="2"/>&gt; Ki <text:s text:c="5"/>: 1D8B2562B992549F20D0F42113EAA6FA</text:span></text:p>
      <text:p text:style-name="Preformatted_20_Text"><text:span text:style-name="Source_20_Text"><text:s text:c="2"/>&gt; OPC <text:s text:c="4"/>: 398153093661279FB1FC74BE07059FEF</text:span></text:p>
      <text:p text:style-name="P3"><text:span text:style-name="Source_20_Text"><text:s text:c="2"/>&gt; ACC <text:s text:c="4"/>: None</text:span></text:p>
      <text:p text:style-name="P8"><text:span text:style-name="Source_20_Text"><text:span text:style-name="T13"/></text:span></text:p>
      <text:p text:style-name="P4"><text:span text:style-name="Source_20_Text"><text:span text:style-name="T2"><text:s/>./pySim-prog.py -help</text:span></text:span></text:p>
      <text:p text:style-name="Preformatted_20_Text"><text:span text:style-name="Source_20_Text"><text:s/>Usage: pySim-prog.py [options]</text:span></text:p>
      <text:p text:style-name="Preformatted_20_Text"><text:span text:style-name="Source_20_Text"><text:s/>Options:</text:span></text:p>
      <text:p text:style-name="Preformatted_20_Text"><text:span text:style-name="Source_20_Text"><text:s text:c="3"/>-h, --help <text:s text:c="11"/>show this help message and exit</text:span></text:p>
      <text:p text:style-name="Preformatted_20_Text"><text:span text:style-name="Source_20_Text"><text:s text:c="3"/>-d DEV, --device=DEV <text:s/>Serial Device for SIM access [default: /dev/ttyUSB0]</text:span></text:p>
      <text:p text:style-name="Preformatted_20_Text"><text:span text:style-name="Source_20_Text"><text:s text:c="3"/>-b BAUD, --baud=BAUD <text:s/>Baudrate used for SIM access [default: 9600]</text:span></text:p>
      <text:p text:style-name="Preformatted_20_Text"><text:span text:style-name="Source_20_Text"><text:s text:c="3"/>-p PCSC, --pcsc-device=PCSC</text:span></text:p>
      <text:p text:style-name="Preformatted_20_Text"><text:span text:style-name="Source_20_Text"><text:s text:c="25"/>Which PC/SC reader number for SIM access</text:span></text:p>
      <text:p text:style-name="Preformatted_20_Text"><text:span text:style-name="Source_20_Text"><text:s text:c="3"/>-t TYPE, --type=TYPE <text:s/>Card type (user -t list to view) [default: auto]</text:span></text:p>
      <text:p text:style-name="Preformatted_20_Text"><text:span text:style-name="Source_20_Text"><text:s text:c="3"/>-a PIN_ADM, --pin-adm=PIN_ADM</text:span></text:p>
      <text:p text:style-name="Preformatted_20_Text"><text:span text:style-name="Source_20_Text"><text:s text:c="25"/>ADM PIN used for provisioning (overwrites default)</text:span></text:p>
      <text:p text:style-name="Preformatted_20_Text"><text:span text:style-name="Source_20_Text"><text:s text:c="3"/>-e, --erase <text:s text:c="10"/>Erase beforehand [default: False]</text:span></text:p>
      <text:p text:style-name="Preformatted_20_Text"><text:span text:style-name="Source_20_Text"><text:s text:c="3"/>-S SOURCE, --source=SOURCE</text:span></text:p>
      <text:p text:style-name="Preformatted_20_Text"><text:soft-page-break/><text:span text:style-name="Source_20_Text"><text:s text:c="25"/>Data Source[default: cmdline]</text:span></text:p>
      <text:p text:style-name="Preformatted_20_Text"><text:span text:style-name="Source_20_Text"><text:s text:c="3"/>-n NAME, --name=NAME <text:s/>Operator name [default: Magic]</text:span></text:p>
      <text:p text:style-name="Preformatted_20_Text"><text:span text:style-name="Source_20_Text"><text:s text:c="3"/>-c CC, --country=CC <text:s text:c="2"/>Country code [default: 1]</text:span></text:p>
      <text:p text:style-name="Preformatted_20_Text"><text:span text:style-name="Source_20_Text"><text:s text:c="3"/>-x MCC, --mcc=MCC <text:s text:c="4"/>Mobile Country Code [default: 901]</text:span></text:p>
      <text:p text:style-name="Preformatted_20_Text"><text:span text:style-name="Source_20_Text"><text:s text:c="3"/>-y MNC, --mnc=MNC <text:s text:c="4"/>Mobile Network Code [default: 55]</text:span></text:p>
      <text:p text:style-name="Preformatted_20_Text"><text:span text:style-name="Source_20_Text"><text:s text:c="3"/>-m SMSC, --smsc=SMSC <text:s/>SMSP [default: '00 + country code + 5555']</text:span></text:p>
      <text:p text:style-name="Preformatted_20_Text"><text:span text:style-name="Source_20_Text"><text:s text:c="3"/>-M SMSP, --smsp=SMSP <text:s/>Raw SMSP content in hex [default: auto from SMSC]</text:span></text:p>
      <text:p text:style-name="Preformatted_20_Text"><text:span text:style-name="Source_20_Text"><text:s text:c="3"/>-s ID, --iccid=ID <text:s text:c="4"/>Integrated Circuit Card ID</text:span></text:p>
      <text:p text:style-name="Preformatted_20_Text"><text:span text:style-name="Source_20_Text"><text:s text:c="3"/>-i IMSI, --imsi=IMSI <text:s/>International Mobile Subscriber Identity</text:span></text:p>
      <text:p text:style-name="Preformatted_20_Text"><text:span text:style-name="Source_20_Text"><text:s text:c="3"/>-k KI, --ki=KI <text:s text:c="7"/>Ki (default is to randomize)</text:span></text:p>
      <text:p text:style-name="Preformatted_20_Text"><text:span text:style-name="Source_20_Text"><text:s text:c="3"/>-o OPC, --opc=OPC <text:s text:c="4"/>OPC (default is to randomize)</text:span></text:p>
      <text:p text:style-name="Preformatted_20_Text"><text:span text:style-name="Source_20_Text"><text:s text:c="3"/>--op=OP <text:s text:c="14"/>Set OP to derive OPC from OP and KI</text:span></text:p>
      <text:p text:style-name="Preformatted_20_Text"><text:span text:style-name="Source_20_Text"><text:s text:c="3"/>--acc=ACC <text:s text:c="12"/>Set ACC bits (Access Control Code). not all card types</text:span></text:p>
      <text:p text:style-name="Preformatted_20_Text"><text:span text:style-name="Source_20_Text"><text:s text:c="25"/>are supported</text:span></text:p>
      <text:p text:style-name="Preformatted_20_Text"><text:span text:style-name="Source_20_Text"><text:s text:c="3"/>-z STR, --secret=STR <text:s/>Secret used for ICCID/IMSI autogen</text:span></text:p>
      <text:p text:style-name="Preformatted_20_Text"><text:span text:style-name="Source_20_Text"><text:s text:c="3"/>-j NUM, --num=NUM <text:s text:c="4"/>Card # used for ICCID/IMSI autogen</text:span></text:p>
      <text:p text:style-name="Preformatted_20_Text"><text:span text:style-name="Source_20_Text"><text:s text:c="3"/>--batch <text:s text:c="14"/>Enable batch mode [default: False]</text:span></text:p>
      <text:p text:style-name="Preformatted_20_Text"><text:span text:style-name="Source_20_Text"><text:s text:c="3"/>--batch-state=FILE <text:s text:c="3"/>Optional batch state file</text:span></text:p>
      <text:p text:style-name="Preformatted_20_Text"><text:span text:style-name="Source_20_Text"><text:s text:c="3"/>--read-csv=FILE <text:s text:c="6"/>Read parameters from CSV file rather than command line</text:span></text:p>
      <text:p text:style-name="Preformatted_20_Text"><text:span text:style-name="Source_20_Text"><text:s text:c="3"/>--write-csv=FILE <text:s text:c="5"/>Append generated parameters in CSV file</text:span></text:p>
      <text:p text:style-name="Preformatted_20_Text"><text:span text:style-name="Source_20_Text"><text:s text:c="3"/>--write-hlr=FILE <text:s text:c="5"/>Append generated parameters to OpenBSC HLR sqlite3</text:span></text:p>
      <text:p text:style-name="P3"><text:span text:style-name="Source_20_Text"><text:s text:c="3"/>--dry-run <text:s text:c="12"/>Perform a 'dry run', don't actually program the card</text:span></text:p>
      <text:p text:style-name="P7"/>
      <text:p text:style-name="P7"/>
      <text:p text:style-name="P9">All Subscriber Identity Module (SIM) and USIM cards adhere to the ISO 7816 standard. Additionally, they conform to ETSI and 3GPP standards. Both ETSI standards (available at ETSI) and 3GPP standards (available at 3GPP) are publicly accessible.</text:p>
      <text:p text:style-name="P9">The <text:span text:style-name="Emphasis">ISO7816</text:span> class within the <text:span text:style-name="Emphasis">ICC</text:span> module provides basic methods for many of the ISO7816 commands,<text:span text:style-name="T16">Link</text:span></text:p>
      <text:p text:style-name="P10"><text:a xlink:type="simple" xlink:href="https://github.com/mitshell/card" text:style-name="Internet_20_link" text:visited-style-name="Visited_20_Internet_20_Link"><text:span text:style-name="T7">https://github.com/mitshell/card</text:span></text:a></text:p>
      <text:p text:style-name="P10"><text:span text:style-name="T7"/></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2:20:14.594306748</meta:creation-date>
    <dc:date>2024-06-10T14:05:54.654061039</dc:date>
    <meta:editing-duration>PT1H3M58S</meta:editing-duration>
    <meta:editing-cycles>3</meta:editing-cycles>
    <meta:generator>LibreOffice/7.3.7.2$Linux_X86_64 LibreOffice_project/30$Build-2</meta:generator>
    <meta:document-statistic meta:table-count="0" meta:image-count="0" meta:object-count="0" meta:page-count="2" meta:paragraph-count="57" meta:word-count="485" meta:character-count="3548" meta:non-whitespace-character-count="2794"/>
  </office:meta>
</office:document-meta>
</file>